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Keyword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935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eyword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2840.31pt" svg:x="81.38pt" svg:y="1073.57pt" draw:caption-point-x="-11.54pt" draw:caption-point-y="-1073.28pt">
              <dc:date>2024-08-05T00:00:00</dc:date>
              <text:p text:style-name="P1">link https://sites.google.com/view/photoboothrentalnearsandimas/home</text:p>
              <text:p text:style-name="P1"><text:tab/>-Erin Edwards</text:p>
              <text:p text:style-name="P1">----</text:p>
              <text:p text:style-name="P1">document https://docs.google.com/document/d/1S_rAw4JW2h3tr_Wi9eoiV670LJ6Xo-9L194Dkv2y2hs/edit?usp=sharing</text:p>
              <text:p text:style-name="P1"/>
              <text:p text:style-name="P1"><text:s/>document pub https://docs.google.com/document/d/1S_rAw4JW2h3tr_Wi9eoiV670LJ6Xo-9L194Dkv2y2hs/pub</text:p>
              <text:p text:style-name="P1"/>
              <text:p text:style-name="P1"><text:s/>document view https://docs.google.com/document/d/1S_rAw4JW2h3tr_Wi9eoiV670LJ6Xo-9L194Dkv2y2hs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><text:tab/>-Erin Edwards</text:p>
              <text:p text:style-name="P1">----</text:p>
              <text:p text:style-name="P1"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B4aJ5ctepmGin23sRDjJKN0evSeFWAJTeHevCuLZ-Ag/edit?usp=sharing</text:p>
              <text:p text:style-name="P1"/>
              <text:p text:style-name="P1"><text:s/>document pub https://docs.google.com/document/d/1B4aJ5ctepmGin23sRDjJKN0evSeFWAJTeHevCuLZ-Ag/pub</text:p>
              <text:p text:style-name="P1"/>
              <text:p text:style-name="P1"><text:s/>document view https://docs.google.com/document/d/1B4aJ5ctepmGin23sRDjJKN0evSeFWAJTeHevCuLZ-Ag/view</text:p>
              <text:p text:style-name="P1"/>
              <text:p text:style-name="P1"><text:s/>document https://docs.google.com/document/d/155-HHBExY03jM0ffJ9eLpfx8TyEMz9rMM7QIlVLdCH8/edit?usp=sharing</text:p>
              <text:p text:style-name="P1"/>
              <text:p text:style-name="P1"><text:s/>document pub https://docs.google.com/document/d/155-HHBExY03jM0ffJ9eLpfx8TyEMz9rMM7QIlVLdCH8/pub</text:p>
              <text:p text:style-name="P1"/>
              <text:p text:style-name="P1"><text:s/>document view https://docs.google.com/document/d/155-HHBExY03jM0ffJ9eLpfx8TyEMz9rMM7QIlVLdCH8/view</text:p>
              <text:p text:style-name="P1"/>
              <text:p text:style-name="P1"><text:s/>document https://docs.google.com/document/d/1EEwGa0NjahVMxq-N6Mt0PjGXc501jwVfncwnoqZAc1k/edit?usp=sharing</text:p>
              <text:p text:style-name="P1"/>
              <text:p text:style-name="P1"><text:s/>document pub https://docs.google.com/document/d/1EEwGa0NjahVMxq-N6Mt0PjGXc501jwVfncwnoqZAc1k/pub</text:p>
              <text:p text:style-name="P1"/>
              <text:p text:style-name="P1"><text:s/>document view https://docs.google.com/document/d/1EEwGa0NjahVMxq-N6Mt0PjGXc501jwVfncwnoqZAc1k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EeYPv336eBiGNyi8CP15B_V2rUfdPjxOCFX9fy6eiVE/edit?usp=sharing</text:p>
              <text:p text:style-name="P1"/>
              <text:p text:style-name="P1"><text:s/>document pub https://docs.google.com/document/d/1EeYPv336eBiGNyi8CP15B_V2rUfdPjxOCFX9fy6eiVE/pub</text:p>
              <text:p text:style-name="P1"/>
              <text:p text:style-name="P1"><text:s/>document view https://docs.google.com/document/d/1EeYPv336eBiGNyi8CP15B_V2rUfdPjxOCFX9fy6eiVE/view</text:p>
              <text:p text:style-name="P1"><text:tab/>-Erin Edwards</text:p>
              <text:p text:style-name="P1">----</text:p>
              <text:p text:style-name="P1">document view https://docs.google.com/document/d/1Ztt956_1H8ry4Gp9kF6PMfW8CUSnz8VLkuHZ0NkkPOM/view</text:p>
              <text:p text:style-name="P1"/>
              <text:p text:style-name="P1"><text:s/>document https://docs.google.com/document/d/1jgh_7QfF0lmQi1YVXQQLffOI2Nb_50BtZ3nL8AHBEIg/edit?usp=sharing</text:p>
              <text:p text:style-name="P1"/>
              <text:p text:style-name="P1"><text:s/>document pub https://docs.google.com/document/d/1jgh_7QfF0lmQi1YVXQQLffOI2Nb_50BtZ3nL8AHBEIg/pub</text:p>
              <text:p text:style-name="P1"/>
              <text:p text:style-name="P1"><text:s/>document view https://docs.google.com/document/d/1jgh_7QfF0lmQi1YVXQQLffOI2Nb_50BtZ3nL8AHBEIg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PMtm5lERv1s6T-EF7ovY7WfklpVGte9DuMy6mPQ0duE/edit?usp=sharing</text:p>
              <text:p text:style-name="P1"/>
              <text:p text:style-name="P1"><text:s/>document pub https://docs.google.com/document/d/1PMtm5lERv1s6T-EF7ovY7WfklpVGte9DuMy6mPQ0duE/pub</text:p>
              <text:p text:style-name="P1"/>
              <text:p text:style-name="P1"><text:s/>document view https://docs.google.com/document/d/1PMtm5lERv1s6T-EF7ovY7WfklpVGte9DuMy6mPQ0duE/view</text:p>
              <text:p text:style-name="P1"/>
              <text:p text:style-name="P1"><text:s/>document https://docs.google.com/document/d/1wgdqZoZ5uwjLQs_uf9st6Gh1Xx30h5VcrKU1WXGP_8s/edit?usp=sharing</text:p>
              <text:p text:style-name="P1"/>
              <text:p text:style-name="P1"><text:s/>document pub https://docs.google.com/document/d/1wgdqZoZ5uwjLQs_uf9st6Gh1Xx30h5VcrKU1WXGP_8s/pub</text:p>
              <text:p text:style-name="P1"/>
              <text:p text:style-name="P1"><text:s/>document view https://docs.google.com/document/d/1wgdqZoZ5uwjLQs_uf9st6Gh1Xx30h5VcrKU1WXGP_8s/view</text:p>
              <text:p text:style-name="P1"/>
              <text:p text:style-name="P1"><text:s/>document https://docs.google.com/document/d/1NG3ISC_XcjQzW7osiBl0voBQOODylMUUCOW6AVdXvd0/edit?usp=sharing</text:p>
              <text:p text:style-name="P1"/>
              <text:p text:style-name="P1"><text:s/>document pub https://docs.google.com/document/d/1NG3ISC_XcjQzW7osiBl0voBQOODylMUUCOW6AVdXvd0/pub</text:p>
              <text:p text:style-name="P1"/>
              <text:p text:style-name="P1"><text:s/>document view https://docs.google.com/document/d/1NG3ISC_XcjQzW7osiBl0voBQOODylMUUCOW6AVdXvd0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><text:tab/>-Erin Edwards</text:p>
              <text:p text:style-name="P1">----</text:p>
              <text:p text:style-name="P1">link https://sites.google.com/view/photoboothrentalnearsandimas/home</text:p>
              <text:p text:style-name="P1"/>
              <text:p text:style-name="P1"><text:s/>document https://docs.google.com/document/d/190HRa_VBYnk32oz3cYa29gfgUdLrKc708X2ctb75UFc/edit?usp=sharing</text:p>
              <text:p text:style-name="P1"/>
              <text:p text:style-name="P1"><text:s/>document pub https://docs.google.com/document/d/190HRa_VBYnk32oz3cYa29gfgUdLrKc708X2ctb75UFc/pub</text:p>
              <text:p text:style-name="P1"/>
              <text:p text:style-name="P1"><text:s/>document view https://docs.google.com/document/d/190HRa_VBYnk32oz3cYa29gfgUdLrKc708X2ctb75UFc/view</text:p>
              <text:p text:style-name="P1"/>
              <text:p text:style-name="P1"><text:s/>document https://docs.google.com/document/d/1S7M5AFUziKmrNiu2Bo9SW2GNfoKdKHvBPgv-RBP1vnY/edit?usp=sharing</text:p>
              <text:p text:style-name="P1"/>
              <text:p text:style-name="P1"><text:s/>document pub https://docs.google.com/document/d/1S7M5AFUziKmrNiu2Bo9SW2GNfoKdKHvBPgv-RBP1vnY/pub</text:p>
              <text:p text:style-name="P1"/>
              <text:p text:style-name="P1"><text:s/>document view https://docs.google.com/document/d/1S7M5AFUziKmrNiu2Bo9SW2GNfoKdKHvBPgv-RBP1vnY/view</text:p>
              <text:p text:style-name="P1"/>
              <text:p text:style-name="P1"><text:s/>document https://docs.google.com/document/d/1-6zy-C4Zs732kPssP2L-RwbnMPwfNQ0N7WH_39YETEs/edit?usp=sharing</text:p>
              <text:p text:style-name="P1"/>
              <text:p text:style-name="P1"><text:s/>document pub https://docs.google.com/document/d/1-6zy-C4Zs732kPssP2L-RwbnMPwfNQ0N7WH_39YETEs/pub</text:p>
              <text:p text:style-name="P1"/>
              <text:p text:style-name="P1"><text:s/>document view https://docs.google.com/document/d/1-6zy-C4Zs732kPssP2L-RwbnMPwfNQ0N7WH_39YETEs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R4Kb4JauJ_yA0sDo8ItC7EN-a9jFTBBYrsvRJGN8bWk/edit?usp=sharing</text:p>
              <text:p text:style-name="P1"/>
              <text:p text:style-name="P1"><text:s/>document pub https://docs.google.com/document/d/1R4Kb4JauJ_yA0sDo8ItC7EN-a9jFTBBYrsvRJGN8bWk/pub</text:p>
              <text:p text:style-name="P1"/>
              <text:p text:style-name="P1"><text:s/>document view https://docs.google.com/document/d/1R4Kb4JauJ_yA0sDo8ItC7EN-a9jFTBBYrsvRJGN8bWk/view</text:p>
              <text:p text:style-name="P1"/>
              <text:p text:style-name="P1"><text:s/>document https://docs.google.com/document/d/1Ztt956_1H8ry4Gp9kF6PMfW8CUSnz8VLkuHZ0NkkPOM/edit?usp=sharing</text:p>
              <text:p text:style-name="P1"/>
              <text:p text:style-name="P1"><text:s/>document pub https://docs.google.com/document/d/1Ztt956_1H8ry4Gp9kF6PMfW8CUSnz8VLkuHZ0NkkPOM/pub</text:p>
              <text:p text:style-name="P1"><text:tab/>-Erin Edwards</text:p>
              <text:p text:style-name="P1">----</text:p>
              <text:p text:style-name="P1">document pub https://docs.google.com/document/d/1aveU6FILxFkIALHYu89Jzz82KYl1URE-OUyvJidv2yc/pub</text:p>
              <text:p text:style-name="P1"/>
              <text:p text:style-name="P1"><text:s/>document view https://docs.google.com/document/d/1aveU6FILxFkIALHYu89Jzz82KYl1URE-OUyvJidv2yc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IoSAK_vg8EK7CP5P1YwTSy7Ece6ktAGTJWO1IvZ9S08/edit?usp=sharing</text:p>
              <text:p text:style-name="P1"/>
              <text:p text:style-name="P1"><text:s/>document pub https://docs.google.com/document/d/1IoSAK_vg8EK7CP5P1YwTSy7Ece6ktAGTJWO1IvZ9S08/pub</text:p>
              <text:p text:style-name="P1"/>
              <text:p text:style-name="P1"><text:s/>document view https://docs.google.com/document/d/1IoSAK_vg8EK7CP5P1YwTSy7Ece6ktAGTJWO1IvZ9S08/view</text:p>
              <text:p text:style-name="P1"/>
              <text:p text:style-name="P1"><text:s/>document https://docs.google.com/document/d/1owEMI8xFOWPNH_63VbljkmAG8JOvQ-TOHkKtK2p1s8Q/edit?usp=sharing</text:p>
              <text:p text:style-name="P1"/>
              <text:p text:style-name="P1"><text:s/>document pub https://docs.google.com/document/d/1owEMI8xFOWPNH_63VbljkmAG8JOvQ-TOHkKtK2p1s8Q/pub</text:p>
              <text:p text:style-name="P1"/>
              <text:p text:style-name="P1"><text:s/>document view https://docs.google.com/document/d/1owEMI8xFOWPNH_63VbljkmAG8JOvQ-TOHkKtK2p1s8Q/view</text:p>
              <text:p text:style-name="P1"/>
              <text:p text:style-name="P1"><text:s/>document https://docs.google.com/document/d/16Mfvr_61-YccI99AWtYPmbuFx23mcIwz23FaEFu8NMQ/edit?usp=sharing</text:p>
              <text:p text:style-name="P1"/>
              <text:p text:style-name="P1"><text:s/>document pub https://docs.google.com/document/d/16Mfvr_61-YccI99AWtYPmbuFx23mcIwz23FaEFu8NMQ/pub</text:p>
              <text:p text:style-name="P1"/>
              <text:p text:style-name="P1"><text:s/>document view https://docs.google.com/document/d/16Mfvr_61-YccI99AWtYPmbuFx23mcIwz23FaEFu8NMQ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><text:tab/>-Erin Edwards</text:p>
              <text:p text:style-name="P1">----</text:p>
              <text:p text:style-name="P1">Calendar - All Day Event https://www.google.com/calendar/event?eid=cG1rMGRnbG03MTFtYmY5ZGlwb3VyMzNucTQgZjE4MDFkOGFmYTkyYmQzNThlNjFhMWY2YWMzZWI3ZTk4OWUwODk3NjM3YmE5OWNmYjE1YzY1NDc5NGE5MTIxOEBncm91cC5jYWxlbmRhci5nb29nbGUuY29t</text:p>
              <text:p text:style-name="P1"/>
              <text:p text:style-name="P1"><text:s/>video https://youtu.be/3AjCF0_H6pI</text:p>
              <text:p text:style-name="P1"/>
              <text:p text:style-name="P1"><text:s/>video https://youtu.be/yD1Nwl2R0O4</text:p>
              <text:p text:style-name="P1"/>
              <text:p text:style-name="P1"><text:s/>video https://youtu.be/WWlZX-7fMis</text:p>
              <text:p text:style-name="P1"/>
              <text:p text:style-name="P1"><text:s/>video https://youtu.be/uceVMj8rYks</text:p>
              <text:p text:style-name="P1"/>
              <text:p text:style-name="P1"><text:s/>video https://youtu.be/5m1UqrkL-Qs</text:p>
              <text:p text:style-name="P1"/>
              <text:p text:style-name="P1"><text:s/>sheet https://docs.google.com/spreadsheets/d/1CoWycjykK_PBEP0rubgG6bOSroUMCwf1G9mujzCBbfM/edit#gid=0</text:p>
              <text:p text:style-name="P1"/>
              <text:p text:style-name="P1"><text:s/>sheet https://docs.google.com/spreadsheets/d/1CoWycjykK_PBEP0rubgG6bOSroUMCwf1G9mujzCBbfM/edit#gid=609000001</text:p>
              <text:p text:style-name="P1"/>
              <text:p text:style-name="P1"><text:s/>sheet https://docs.google.com/spreadsheets/d/1CoWycjykK_PBEP0rubgG6bOSroUMCwf1G9mujzCBbfM/edit#gid=391438776</text:p>
              <text:p text:style-name="P1"/>
              <text:p text:style-name="P1"><text:s/>sheet https://docs.google.com/spreadsheets/d/1CoWycjykK_PBEP0rubgG6bOSroUMCwf1G9mujzCBbfM/edit#gid=675630365</text:p>
              <text:p text:style-name="P1"/>
              <text:p text:style-name="P1"><text:s/>sheet https://docs.google.com/spreadsheets/d/1CoWycjykK_PBEP0rubgG6bOSroUMCwf1G9mujzCBbfM/edit#gid=1047000827</text:p>
              <text:p text:style-name="P1"/>
              <text:p text:style-name="P1"><text:s/>folder HTML https://drive.google.com/drive/folders/1vK0cxjKtiZnkXmLz0mP6dt_gETR-w2C_?usp=sharing</text:p>
              <text:p text:style-name="P1"/>
              <text:p text:style-name="P1"><text:s/>HTML https://drive.google.com/file/d/1bDKTSAtzf9lk7pMP7DQDcnuOYd9Brk9s/view?usp=sharing</text:p>
              <text:p text:style-name="P1"/>
              <text:p text:style-name="P1"><text:s/>folder Microsoft Files https://drive.google.com/drive/folders/1Y6dlfDFD4gBo7x5vggAWsUQLvTR0iGkZ?usp=sharing</text:p>
              <text:p text:style-name="P1"/>
              <text:p text:style-name="P1"><text:s/>document https://docs.google.com/document/d/1p5t9hrCTZePeBMhgfWInKoV94p6e7l1qx9Tev1FN0Rs/edit?usp=sharing</text:p>
              <text:p text:style-name="P1"/>
              <text:p text:style-name="P1"><text:s/>document pub https://docs.google.com/document/d/1p5t9hrCTZePeBMhgfWInKoV94p6e7l1qx9Tev1FN0Rs/pub</text:p>
              <text:p text:style-name="P1"/>
              <text:p text:style-name="P1"><text:s/>document view https://docs.google.com/document/d/1p5t9hrCTZePeBMhgfWInKoV94p6e7l1qx9Tev1FN0Rs/view</text:p>
              <text:p text:style-name="P1"/>
              <text:p text:style-name="P1"><text:s/>document https://docs.google.com/document/d/1BEAK8oyVH2k1JCwRmI41iLmeNqY_MXqcb_4g5JRLkMA/edit?usp=sharing</text:p>
              <text:p text:style-name="P1"/>
              <text:p text:style-name="P1"><text:s/>document pub https://docs.google.com/document/d/1BEAK8oyVH2k1JCwRmI41iLmeNqY_MXqcb_4g5JRLkMA/pub</text:p>
              <text:p text:style-name="P1"/>
              <text:p text:style-name="P1"><text:s/>document view https://docs.google.com/document/d/1BEAK8oyVH2k1JCwRmI41iLmeNqY_MXqcb_4g5JRLkMA/view</text:p>
              <text:p text:style-name="P1"/>
              <text:p text:style-name="P1"><text:s/>document https://docs.google.com/document/d/1aveU6FILxFkIALHYu89Jzz82KYl1URE-OUyvJidv2yc/edit?usp=sharing</text:p>
              <text:p text:style-name="P1"><text:tab/>-Erin Edwards</text:p>
              <text:p text:style-name="P1">----</text:p>
              <text:p text:style-name="P1">Calendar - All Day Event https://www.google.com/calendar/event?eid=MjE1OG00ZWh0b3FyN2ZybGpwZTUyb201ODQ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ajM2dmV0YWVkbHE3Zzh2dDg3MWVkODM2ZGM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N3ZwaWY4YjVkdjFsMGUzcWFxc2dsZ2E5bTA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anBua2VrM3YzNTJoZGNma2d2ZW1laG9vcTQ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NXU1bXFsY2Q2bG9jcHFqOWJ0azhnMmZ0c3M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YzU2dTFyNmNncm8zdnM1bDcycWFqYW9ldWM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ZzhuZGRjdHFvazI0Z3ZiYTB2bTRtcGpjMWc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NWNtMGplNTlnc3NlOXB0czhtMGdmdmlhZjA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NXYxaXRoZ2Q0aTJ1bzYycXFkcmdxajN2cGcgZjE4MDFkOGFmYTkyYmQzNThlNjFhMWY2YWMzZWI3ZTk4OWUwODk3NjM3YmE5OWNmYjE1YzY1NDc5NGE5MTIxOEBncm91cC5jYWxlbmRhci5nb29nbGUuY29t</text:p>
              <text:p text:style-name="P1"><text:tab/>-Erin Edwards</text:p>
              <text:p text:style-name="P1">----</text:p>
              <text:p text:style-name="P1">document pub https://docs.google.com/document/d/1it_6Vqz7LtinROfpUNl8u3aEywY8AiS2_ScARRWBZqM/pub</text:p>
              <text:p text:style-name="P1"/>
              <text:p text:style-name="P1"><text:s/>document view https://docs.google.com/document/d/1it_6Vqz7LtinROfpUNl8u3aEywY8AiS2_ScARRWBZqM/view</text:p>
              <text:p text:style-name="P1"/>
              <text:p text:style-name="P1"><text:s/>presentation https://docs.google.com/presentation/d/1McXm0eqcB1lsWUwXWsFjm8MZOdsqrI4RtBJu_QzY7HI/edit?usp=sharing</text:p>
              <text:p text:style-name="P1"/>
              <text:p text:style-name="P1"><text:s/>presentation pub https://docs.google.com/presentation/d/1McXm0eqcB1lsWUwXWsFjm8MZOdsqrI4RtBJu_QzY7HI/pub?start=true&amp;loop=true&amp;delayms=3000</text:p>
              <text:p text:style-name="P1"/>
              <text:p text:style-name="P1"><text:s/>presentation view https://docs.google.com/presentation/d/1McXm0eqcB1lsWUwXWsFjm8MZOdsqrI4RtBJu_QzY7HI/view</text:p>
              <text:p text:style-name="P1"/>
              <text:p text:style-name="P1"><text:s/>presentation html https://docs.google.com/presentation/d/1McXm0eqcB1lsWUwXWsFjm8MZOdsqrI4RtBJu_QzY7HI/htmlpresent</text:p>
              <text:p text:style-name="P1"/>
              <text:p text:style-name="P1"><text:s/>calendar https://calendar.google.com/calendar/embed?src=f1801d8afa92bd358e61a1f6ac3eb7e989e0897637ba99cfb15c654794a91218@group.calendar.google.com</text:p>
              <text:p text:style-name="P1"/>
              <text:p text:style-name="P1"><text:s/>Calendar - All Day Event https://www.google.com/calendar/event?eid=bmlwYmJrMXFlbGI1ZzJ1dHBsZHBlMHQ3Zjg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YWp0c28xNmljcXVlOTg0M2pvams0amRtcW8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NzFiaDI2cGE5dWQ0ZXUzc2pqZ3M4c3M3b2c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ajNpZjZoYzBvZTUxcjFibHIyMGd2M2R1NXM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cWo5OTFoMDB0dGJzaW1saTJwbm01ZHU5ZG8gZjE4MDFkOGFmYTkyYmQzNThlNjFhMWY2YWMzZWI3ZTk4OWUwODk3NjM3YmE5OWNmYjE1YzY1NDc5NGE5MTIxOEBncm91cC5jYWxlbmRhci5nb29nbGUuY29t</text:p>
              <text:p text:style-name="P1"><text:tab/>-Erin Edwards</text:p>
              <text:p text:style-name="P1">----</text:p>
              <text:p text:style-name="P1">CellImage </text:p>
              <text:p text:style-name="P1"/>
              <text:p text:style-name="P1"><text:s/>target url https://sites.google.com/view/ai-face-swap-photo-booth/home</text:p>
              <text:p text:style-name="P1"/>
              <text:p text:style-name="P1"><text:s/>folder top https://drive.google.com/drive/folders/1LnVDPo7xRozvb_BfFFmtzI5zacLv31LB?usp=sharing</text:p>
              <text:p text:style-name="P1"/>
              <text:p text:style-name="P1"><text:s/>rss feed https://news.google.com/rss/search?q=aiphotobooth</text:p>
              <text:p text:style-name="P1"/>
              <text:p text:style-name="P1"><text:s/>folder articles https://drive.google.com/drive/folders/1LcIWL6b_Cka9a1V5oePN-K7Ihfp7SPLp?usp=sharing</text:p>
              <text:p text:style-name="P1"/>
              <text:p text:style-name="P1"><text:s/>folder photos https://drive.google.com/drive/folders/1TTCICXNgT7xlyeimlxPEKyJ2BSU7SsN8?usp=sharing</text:p>
              <text:p text:style-name="P1"/>
              <text:p text:style-name="P1"><text:s/>folder pdfs https://drive.google.com/drive/folders/1aiJ8BZvmV9AuUnVglwQCLMasiED5kx6e?usp=sharing</text:p>
              <text:p text:style-name="P1"/>
              <text:p text:style-name="P1"><text:s/>folder slides https://drive.google.com/drive/folders/19_HguAFAXmsrbBg4UkxIFJREH7fzxxpI?usp=sharing</text:p>
              <text:p text:style-name="P1"/>
              <text:p text:style-name="P1"><text:s/>photo https://drive.google.com/file/d/1S5sjkvMhie1HaZ6IJAtEozK_5kzeiW10/view?usp=sharing</text:p>
              <text:p text:style-name="P1"/>
              <text:p text:style-name="P1"><text:s/>photo https://drive.google.com/file/d/1IByJfZTakIptE6tLQpRfFEZJvkhpjvna/view?usp=sharing</text:p>
              <text:p text:style-name="P1"/>
              <text:p text:style-name="P1"><text:s/>photo https://drive.google.com/file/d/1mz_u8Q0HMByzzD3CtqVB6w3zXsh9l5I5/view?usp=sharing</text:p>
              <text:p text:style-name="P1"/>
              <text:p text:style-name="P1"><text:s/>photo https://drive.google.com/file/d/1sxWDyNqCEoD192P3h713lhTnGEuav7kF/view?usp=sharing</text:p>
              <text:p text:style-name="P1"/>
              <text:p text:style-name="P1"><text:s/>spreadsheet https://docs.google.com/spreadsheets/d/1CoWycjykK_PBEP0rubgG6bOSroUMCwf1G9mujzCBbfM/edit?usp=sharing</text:p>
              <text:p text:style-name="P1"/>
              <text:p text:style-name="P1"><text:s/>spreadsheet key https://docs.google.com/spreadsheet/pub?key=1CoWycjykK_PBEP0rubgG6bOSroUMCwf1G9mujzCBbfM</text:p>
              <text:p text:style-name="P1"/>
              <text:p text:style-name="P1"><text:s/>spreadsheet pubhtml https://docs.google.com/spreadsheets/d/1CoWycjykK_PBEP0rubgG6bOSroUMCwf1G9mujzCBbfM/pubhtml</text:p>
              <text:p text:style-name="P1"/>
              <text:p text:style-name="P1"><text:s/>spreadsheet pub https://docs.google.com/spreadsheets/d/1CoWycjykK_PBEP0rubgG6bOSroUMCwf1G9mujzCBbfM/pub</text:p>
              <text:p text:style-name="P1"/>
              <text:p text:style-name="P1"><text:s/>spreadsheet view https://docs.google.com/spreadsheets/d/1CoWycjykK_PBEP0rubgG6bOSroUMCwf1G9mujzCBbfM/view</text:p>
              <text:p text:style-name="P1"/>
              <text:p text:style-name="P1"><text:s/>form https://docs.google.com/forms/d/1U0Ge_AUHoD_UrfZwBcU9PawAl3xKmc9aWlU0aNo9ifk/edit?usp=sharing</text:p>
              <text:p text:style-name="P1"/>
              <text:p text:style-name="P1"><text:s/>drawing https://docs.google.com/drawings/d/1Ne4ovg8EMPKm_NpdcwSAXJxy2-3NwNdzyAuK5NSoWrk/edit?usp=sharing</text:p>
              <text:p text:style-name="P1"/>
              <text:p text:style-name="P1"><text:s/>image https://drive.google.com/file/d/1Ub_baxN1yIKa7z6PHbWKiQ5Hv3QmkYdb/view?usp=drivesdk</text:p>
              <text:p text:style-name="P1"/>
              <text:p text:style-name="P1"><text:s/>image link https://sites.google.com/view/ai-face-swap-photo-booth/home</text:p>
              <text:p text:style-name="P1"/>
              <text:p text:style-name="P1"><text:s/>document https://docs.google.com/document/d/1it_6Vqz7LtinROfpUNl8u3aEywY8AiS2_ScARRWBZqM/edit?usp=sharing</text:p>
              <text:p text:style-name="P1"><text:tab/>-Erin Edwards</text:p>
            </office:annotation>
            <text:p>keyword</text:p>
          </table:table-cell>
          <table:table-cell table:style-name="ce1" office:value-type="string" calcext:value-type="string">
            <text:p>AI photo booth rental near LA</text:p>
          </table:table-cell>
          <table:table-cell table:style-name="ce2" table:formula="of:=HYPERLINK(&quot;https://sites.google.com/view/ai-face-swap-photo-booth/home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style-name="ce3" office:value-type="string" calcext:value-type="string">
            <text:p><text:a xlink:href="https://sites.google.com/view/ai-face-swap-photo-booth/home" xlink:type="simple">https://sites.google.com/view/ai-face-swap-photo-booth/home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Artificial Intelligence photo booth for rent los angeles</text:p>
          </table:table-cell>
          <table:table-cell table:style-name="ce2" table:formula="of:=HYPERLINK(&quot;https://drive.google.com/drive/folders/1Y6dlfDFD4gBo7x5vggAWsUQLvTR0iGkZ?usp=sharing&quot;;&quot;A.I. Artificial Intelligence photo booth for rent los angeles&quot;)" office:value-type="string" office:string-value="A.I. Artificial Intelligence photo booth for rent los angeles" calcext:value-type="string">
            <text:p>A.I. Artificial Intelligence photo booth for rent los angeles</text:p>
          </table:table-cell>
          <table:table-cell table:style-name="ce3" office:value-type="string" calcext:value-type="string">
            <text:p><text:a xlink:href="https://drive.google.com/drive/folders/1Y6dlfDFD4gBo7x5vggAWsUQLvTR0iGkZ?usp=sharing" xlink:type="simple">https://drive.google.com/drive/folders/1Y6dlfDFD4gBo7x5vggAWsUQLvTR0iGkZ?usp=sharin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renting a A.I. Artificial Intelligence photo booth</text:p>
          </table:table-cell>
          <table:table-cell table:style-name="ce2" table:formula="of:=HYPERLINK(&quot;https://docs.google.com/document/d/1p5t9hrCTZePeBMhgfWInKoV94p6e7l1qx9Tev1FN0Rs/edit?usp=sharing&quot;;&quot;renting a A.I. Artificial Intelligence photo booth&quot;)" office:value-type="string" office:string-value="renting a A.I. Artificial Intelligence photo booth" calcext:value-type="string">
            <text:p>renting a A.I. Artificial Intelligence photo booth</text:p>
          </table:table-cell>
          <table:table-cell table:style-name="ce3" office:value-type="string" calcext:value-type="string">
            <text:p><text:a xlink:href="https://docs.google.com/document/d/1p5t9hrCTZePeBMhgfWInKoV94p6e7l1qx9Tev1FN0Rs/edit?usp=sharing" xlink:type="simple">https://docs.google.com/document/d/1p5t9hrCTZePeBMhgfWInKoV94p6e7l1qx9Tev1FN0Rs/edit?usp=sharin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Artificial Intelligence event photo booth</text:p>
          </table:table-cell>
          <table:table-cell table:style-name="ce2" table:formula="of:=HYPERLINK(&quot;https://docs.google.com/document/d/1p5t9hrCTZePeBMhgfWInKoV94p6e7l1qx9Tev1FN0Rs/pub&quot;;&quot;A.I. Artificial Intelligence event photo booth&quot;)" office:value-type="string" office:string-value="A.I. Artificial Intelligence event photo booth" calcext:value-type="string">
            <text:p>A.I. Artificial Intelligence event photo booth</text:p>
          </table:table-cell>
          <table:table-cell table:style-name="ce3" office:value-type="string" calcext:value-type="string">
            <text:p><text:a xlink:href="https://docs.google.com/document/d/1p5t9hrCTZePeBMhgfWInKoV94p6e7l1qx9Tev1FN0Rs/pub" xlink:type="simple">https://docs.google.com/document/d/1p5t9hrCTZePeBMhgfWInKoV94p6e7l1qx9Tev1FN0Rs/pub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rent a A.I. Artificial Intelligence photobooth</text:p>
          </table:table-cell>
          <table:table-cell table:style-name="ce2" table:formula="of:=HYPERLINK(&quot;https://docs.google.com/document/d/1IoSAK_vg8EK7CP5P1YwTSy7Ece6ktAGTJWO1IvZ9S08/edit?usp=sharing&quot;;&quot;rent a A.I. Artificial Intelligence photobooth&quot;)" office:value-type="string" office:string-value="rent a A.I. Artificial Intelligence photobooth" calcext:value-type="string">
            <text:p>rent a A.I. Artificial Intelligence photobooth</text:p>
          </table:table-cell>
          <table:table-cell table:style-name="ce3" office:value-type="string" calcext:value-type="string">
            <text:p><text:a xlink:href="https://docs.google.com/document/d/1IoSAK_vg8EK7CP5P1YwTSy7Ece6ktAGTJWO1IvZ9S08/edit?usp=sharing" xlink:type="simple">https://docs.google.com/document/d/1IoSAK_vg8EK7CP5P1YwTSy7Ece6ktAGTJWO1IvZ9S08/edit?usp=sharin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Artificial Intelligence photo booth wedding rental</text:p>
          </table:table-cell>
          <table:table-cell table:style-name="ce2" table:formula="of:=HYPERLINK(&quot;https://docs.google.com/document/d/1IoSAK_vg8EK7CP5P1YwTSy7Ece6ktAGTJWO1IvZ9S08/pub&quot;;&quot;A.I. Artificial Intelligence photo booth wedding rental&quot;)" office:value-type="string" office:string-value="A.I. Artificial Intelligence photo booth wedding rental" calcext:value-type="string">
            <text:p>A.I. Artificial Intelligence photo booth wedding rental</text:p>
          </table:table-cell>
          <table:table-cell table:style-name="ce3" office:value-type="string" calcext:value-type="string">
            <text:p><text:a xlink:href="https://docs.google.com/document/d/1IoSAK_vg8EK7CP5P1YwTSy7Ece6ktAGTJWO1IvZ9S08/pub" xlink:type="simple">https://docs.google.com/document/d/1IoSAK_vg8EK7CP5P1YwTSy7Ece6ktAGTJWO1IvZ9S08/pub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Artificial Intelligence photo booths rent</text:p>
          </table:table-cell>
          <table:table-cell table:style-name="ce2" table:formula="of:=HYPERLINK(&quot;https://docs.google.com/document/d/1IoSAK_vg8EK7CP5P1YwTSy7Ece6ktAGTJWO1IvZ9S08/view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style-name="ce3" office:value-type="string" calcext:value-type="string">
            <text:p><text:a xlink:href="https://docs.google.com/document/d/1IoSAK_vg8EK7CP5P1YwTSy7Ece6ktAGTJWO1IvZ9S08/view" xlink:type="simple">https://docs.google.com/document/d/1IoSAK_vg8EK7CP5P1YwTSy7Ece6ktAGTJWO1IvZ9S08/view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Artificial Intelligence photo booth for weddings</text:p>
          </table:table-cell>
          <table:table-cell table:style-name="ce2" table:formula="of:=HYPERLINK(&quot;https://docs.google.com/document/d/190HRa_VBYnk32oz3cYa29gfgUdLrKc708X2ctb75UFc/edit?usp=sharing&quot;;&quot;A.I. Artificial Intelligence photo booth for weddings&quot;)" office:value-type="string" office:string-value="A.I. Artificial Intelligence photo booth for weddings" calcext:value-type="string">
            <text:p>A.I. Artificial Intelligence photo booth for weddings</text:p>
          </table:table-cell>
          <table:table-cell table:style-name="ce3" office:value-type="string" calcext:value-type="string">
            <text:p><text:a xlink:href="https://docs.google.com/document/d/190HRa_VBYnk32oz3cYa29gfgUdLrKc708X2ctb75UFc/edit?usp=sharing" xlink:type="simple">https://docs.google.com/document/d/190HRa_VBYnk32oz3cYa29gfgUdLrKc708X2ctb75UFc/edit?usp=sharin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Artificial Intelligence photo booth rental Orange County</text:p>
          </table:table-cell>
          <table:table-cell table:style-name="ce2" table:formula="of:=HYPERLINK(&quot;https://docs.google.com/document/d/190HRa_VBYnk32oz3cYa29gfgUdLrKc708X2ctb75UFc/pub&quot;;&quot;A.I. Artificial Intelligence photo booth rental Orange County&quot;)" office:value-type="string" office:string-value="A.I. Artificial Intelligence photo booth rental Orange County" calcext:value-type="string">
            <text:p>A.I. Artificial Intelligence photo booth rental Orange County</text:p>
          </table:table-cell>
          <table:table-cell table:style-name="ce3" office:value-type="string" calcext:value-type="string">
            <text:p><text:a xlink:href="https://docs.google.com/document/d/190HRa_VBYnk32oz3cYa29gfgUdLrKc708X2ctb75UFc/pub" xlink:type="simple">https://docs.google.com/document/d/190HRa_VBYnk32oz3cYa29gfgUdLrKc708X2ctb75UFc/pub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Artificial Intelligence photo booth rentals Orange County</text:p>
          </table:table-cell>
          <table:table-cell table:style-name="ce2" table:formula="of:=HYPERLINK(&quot;https://docs.google.com/document/d/190HRa_VBYnk32oz3cYa29gfgUdLrKc708X2ctb75UFc/view&quot;;&quot;A.I. Artificial Intelligence photo booth rentals Orange County&quot;)" office:value-type="string" office:string-value="A.I. Artificial Intelligence photo booth rentals Orange County" calcext:value-type="string">
            <text:p>A.I. Artificial Intelligence photo booth rentals Orange County</text:p>
          </table:table-cell>
          <table:table-cell table:style-name="ce3" office:value-type="string" calcext:value-type="string">
            <text:p><text:a xlink:href="https://docs.google.com/document/d/190HRa_VBYnk32oz3cYa29gfgUdLrKc708X2ctb75UFc/view" xlink:type="simple">https://docs.google.com/document/d/190HRa_VBYnk32oz3cYa29gfgUdLrKc708X2ctb75UFc/view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rtificial Intelligence photobooth rental Orange County</text:p>
          </table:table-cell>
          <table:table-cell table:style-name="ce2" table:formula="of:=HYPERLINK(&quot;https://docs.google.com/document/d/1R4Kb4JauJ_yA0sDo8ItC7EN-a9jFTBBYrsvRJGN8bWk/edit?usp=sharing&quot;;&quot;Artificial Intelligence photobooth rental Orange County&quot;)" office:value-type="string" office:string-value="Artificial Intelligence photobooth rental Orange County" calcext:value-type="string">
            <text:p>Artificial Intelligence photobooth rental Orange County</text:p>
          </table:table-cell>
          <table:table-cell table:style-name="ce3" office:value-type="string" calcext:value-type="string">
            <text:p><text:a xlink:href="https://docs.google.com/document/d/1R4Kb4JauJ_yA0sDo8ItC7EN-a9jFTBBYrsvRJGN8bWk/edit?usp=sharing" xlink:type="simple">https://docs.google.com/document/d/1R4Kb4JauJ_yA0sDo8ItC7EN-a9jFTBBYrsvRJGN8bWk/edit?usp=sharin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renting a Artificial Intelligence photo booth in Orange County</text:p>
          </table:table-cell>
          <table:table-cell table:style-name="ce2" table:formula="of:=HYPERLINK(&quot;https://docs.google.com/document/d/1R4Kb4JauJ_yA0sDo8ItC7EN-a9jFTBBYrsvRJGN8bWk/pub&quot;;&quot;renting a Artificial Intelligence photo booth in Orange County&quot;)" office:value-type="string" office:string-value="renting a Artificial Intelligence photo booth in Orange County" calcext:value-type="string">
            <text:p>renting a Artificial Intelligence photo booth in Orange County</text:p>
          </table:table-cell>
          <table:table-cell table:style-name="ce3" office:value-type="string" calcext:value-type="string">
            <text:p><text:a xlink:href="https://docs.google.com/document/d/1R4Kb4JauJ_yA0sDo8ItC7EN-a9jFTBBYrsvRJGN8bWk/pub" xlink:type="simple">https://docs.google.com/document/d/1R4Kb4JauJ_yA0sDo8ItC7EN-a9jFTBBYrsvRJGN8bWk/pub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rent a Artificial Intelligence photobooth Orange County</text:p>
          </table:table-cell>
          <table:table-cell table:style-name="ce2" table:formula="of:=HYPERLINK(&quot;https://docs.google.com/document/d/1R4Kb4JauJ_yA0sDo8ItC7EN-a9jFTBBYrsvRJGN8bWk/view&quot;;&quot;rent a Artificial Intelligence photobooth Orange County&quot;)" office:value-type="string" office:string-value="rent a Artificial Intelligence photobooth Orange County" calcext:value-type="string">
            <text:p>rent a Artificial Intelligence photobooth Orange County</text:p>
          </table:table-cell>
          <table:table-cell table:style-name="ce3" office:value-type="string" calcext:value-type="string">
            <text:p><text:a xlink:href="https://docs.google.com/document/d/1R4Kb4JauJ_yA0sDo8ItC7EN-a9jFTBBYrsvRJGN8bWk/view" xlink:type="simple">https://docs.google.com/document/d/1R4Kb4JauJ_yA0sDo8ItC7EN-a9jFTBBYrsvRJGN8bWk/view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photo booth rental package Orange County</text:p>
          </table:table-cell>
          <table:table-cell table:style-name="ce2" table:formula="of:=HYPERLINK(&quot;https://docs.google.com/document/d/1PMtm5lERv1s6T-EF7ovY7WfklpVGte9DuMy6mPQ0duE/edit?usp=sharing&quot;;&quot;A.I. photo booth rental package Orange County&quot;)" office:value-type="string" office:string-value="A.I. photo booth rental package Orange County" calcext:value-type="string">
            <text:p>A.I. photo booth rental package Orange County</text:p>
          </table:table-cell>
          <table:table-cell table:style-name="ce3" office:value-type="string" calcext:value-type="string">
            <text:p><text:a xlink:href="https://docs.google.com/document/d/1PMtm5lERv1s6T-EF7ovY7WfklpVGte9DuMy6mPQ0duE/edit?usp=sharing" xlink:type="simple">https://docs.google.com/document/d/1PMtm5lERv1s6T-EF7ovY7WfklpVGte9DuMy6mPQ0duE/edit?usp=sharin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photobooth for rent Orange County</text:p>
          </table:table-cell>
          <table:table-cell table:style-name="ce2" table:formula="of:=HYPERLINK(&quot;https://docs.google.com/document/d/1PMtm5lERv1s6T-EF7ovY7WfklpVGte9DuMy6mPQ0duE/pub&quot;;&quot;A.I. photobooth for rent Orange County&quot;)" office:value-type="string" office:string-value="A.I. photobooth for rent Orange County" calcext:value-type="string">
            <text:p>A.I. photobooth for rent Orange County</text:p>
          </table:table-cell>
          <table:table-cell table:style-name="ce3" office:value-type="string" calcext:value-type="string">
            <text:p><text:a xlink:href="https://docs.google.com/document/d/1PMtm5lERv1s6T-EF7ovY7WfklpVGte9DuMy6mPQ0duE/pub" xlink:type="simple">https://docs.google.com/document/d/1PMtm5lERv1s6T-EF7ovY7WfklpVGte9DuMy6mPQ0duE/pub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photo booths rent Orange County</text:p>
          </table:table-cell>
          <table:table-cell table:style-name="ce2" table:formula="of:=HYPERLINK(&quot;https://docs.google.com/document/d/1PMtm5lERv1s6T-EF7ovY7WfklpVGte9DuMy6mPQ0duE/view&quot;;&quot;A.I. photo booths rent Orange County&quot;)" office:value-type="string" office:string-value="A.I. photo booths rent Orange County" calcext:value-type="string">
            <text:p>A.I. photo booths rent Orange County</text:p>
          </table:table-cell>
          <table:table-cell table:style-name="ce3" office:value-type="string" calcext:value-type="string">
            <text:p><text:a xlink:href="https://docs.google.com/document/d/1PMtm5lERv1s6T-EF7ovY7WfklpVGte9DuMy6mPQ0duE/view" xlink:type="simple">https://docs.google.com/document/d/1PMtm5lERv1s6T-EF7ovY7WfklpVGte9DuMy6mPQ0duE/view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renting a A.I. photo booth in Orange County</text:p>
          </table:table-cell>
          <table:table-cell table:style-name="ce2" table:formula="of:=HYPERLINK(&quot;https://docs.google.com/document/d/1B4aJ5ctepmGin23sRDjJKN0evSeFWAJTeHevCuLZ-Ag/edit?usp=sharing&quot;;&quot;renting a A.I. photo booth in Orange County&quot;)" office:value-type="string" office:string-value="renting a A.I. photo booth in Orange County" calcext:value-type="string">
            <text:p>renting a A.I. photo booth in Orange County</text:p>
          </table:table-cell>
          <table:table-cell table:style-name="ce3" office:value-type="string" calcext:value-type="string">
            <text:p><text:a xlink:href="https://docs.google.com/document/d/1B4aJ5ctepmGin23sRDjJKN0evSeFWAJTeHevCuLZ-Ag/edit?usp=sharing" xlink:type="simple">https://docs.google.com/document/d/1B4aJ5ctepmGin23sRDjJKN0evSeFWAJTeHevCuLZ-Ag/edit?usp=sharin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corporate event A.I. Artificial Intelligence photo booth Orange County</text:p>
          </table:table-cell>
          <table:table-cell table:style-name="ce2" table:formula="of:=HYPERLINK(&quot;https://docs.google.com/document/d/1B4aJ5ctepmGin23sRDjJKN0evSeFWAJTeHevCuLZ-Ag/pub&quot;;&quot;corporate event A.I. Artificial Intelligence photo booth Orange County&quot;)" office:value-type="string" office:string-value="corporate event A.I. Artificial Intelligence photo booth Orange County" calcext:value-type="string">
            <text:p>corporate event A.I. Artificial Intelligence photo booth Orange County</text:p>
          </table:table-cell>
          <table:table-cell table:style-name="ce3" office:value-type="string" calcext:value-type="string">
            <text:p><text:a xlink:href="https://docs.google.com/document/d/1B4aJ5ctepmGin23sRDjJKN0evSeFWAJTeHevCuLZ-Ag/pub" xlink:type="simple">https://docs.google.com/document/d/1B4aJ5ctepmGin23sRDjJKN0evSeFWAJTeHevCuLZ-Ag/pub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Artificial Intelligence photo booth rental orange county</text:p>
          </table:table-cell>
          <table:table-cell table:style-name="ce2" table:formula="of:=HYPERLINK(&quot;https://docs.google.com/document/d/1B4aJ5ctepmGin23sRDjJKN0evSeFWAJTeHevCuLZ-Ag/view&quot;;&quot;A.I. Artificial Intelligence photo booth rental orange county&quot;)" office:value-type="string" office:string-value="A.I. Artificial Intelligence photo booth rental orange county" calcext:value-type="string">
            <text:p>A.I. Artificial Intelligence photo booth rental orange county</text:p>
          </table:table-cell>
          <table:table-cell table:style-name="ce3" office:value-type="string" calcext:value-type="string">
            <text:p><text:a xlink:href="https://docs.google.com/document/d/1B4aJ5ctepmGin23sRDjJKN0evSeFWAJTeHevCuLZ-Ag/view" xlink:type="simple">https://docs.google.com/document/d/1B4aJ5ctepmGin23sRDjJKN0evSeFWAJTeHevCuLZ-Ag/view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wedding A.I. Artificial Intelligence photo booth rental in orange county</text:p>
          </table:table-cell>
          <table:table-cell table:style-name="ce2" table:formula="of:=HYPERLINK(&quot;https://docs.google.com/document/d/1EeYPv336eBiGNyi8CP15B_V2rUfdPjxOCFX9fy6eiVE/edit?usp=sharing&quot;;&quot;wedding A.I. Artificial Intelligence photo booth rental in orange county&quot;)" office:value-type="string" office:string-value="wedding A.I. Artificial Intelligence photo booth rental in orange county" calcext:value-type="string">
            <text:p>wedding A.I. Artificial Intelligence photo booth rental in orange county</text:p>
          </table:table-cell>
          <table:table-cell table:style-name="ce3" office:value-type="string" calcext:value-type="string">
            <text:p><text:a xlink:href="https://docs.google.com/document/d/1EeYPv336eBiGNyi8CP15B_V2rUfdPjxOCFX9fy6eiVE/edit?usp=sharing" xlink:type="simple">https://docs.google.com/document/d/1EeYPv336eBiGNyi8CP15B_V2rUfdPjxOCFX9fy6eiVE/edit?usp=sharin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Artificial Intelligence photo booth rental in orange county</text:p>
          </table:table-cell>
          <table:table-cell table:style-name="ce2" table:formula="of:=HYPERLINK(&quot;https://docs.google.com/document/d/1EeYPv336eBiGNyi8CP15B_V2rUfdPjxOCFX9fy6eiVE/pub&quot;;&quot;A.I. Artificial Intelligence photo booth rental in orange county&quot;)" office:value-type="string" office:string-value="A.I. Artificial Intelligence photo booth rental in orange county" calcext:value-type="string">
            <text:p>A.I. Artificial Intelligence photo booth rental in orange county</text:p>
          </table:table-cell>
          <table:table-cell table:style-name="ce3" office:value-type="string" calcext:value-type="string">
            <text:p><text:a xlink:href="https://docs.google.com/document/d/1EeYPv336eBiGNyi8CP15B_V2rUfdPjxOCFX9fy6eiVE/pub" xlink:type="simple">https://docs.google.com/document/d/1EeYPv336eBiGNyi8CP15B_V2rUfdPjxOCFX9fy6eiVE/pub</text:a>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eywords" style:display-name="PageStyle_Keywor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4" meta:object-count="0"/>
    <meta:generator>LibreOfficeDev/6.0.5.2$Linux_X86_64 LibreOffice_project/</meta:generator>
  </office:meta>
</office:document-meta>
</file>